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d56" officeooo:paragraph-rsid="00147d56"/>
    </style:style>
    <style:style style:name="P2" style:family="paragraph" style:parent-style-name="Standard">
      <style:text-properties officeooo:rsid="00153007" officeooo:paragraph-rsid="00153007"/>
    </style:style>
    <style:style style:name="P3" style:family="paragraph" style:parent-style-name="Standard" style:list-style-name="L2">
      <style:text-properties officeooo:rsid="00153007" officeooo:paragraph-rsid="00153007"/>
    </style:style>
    <style:style style:name="P4" style:family="paragraph" style:parent-style-name="Standard" style:list-style-name="L2">
      <style:text-properties officeooo:paragraph-rsid="00153007"/>
    </style:style>
    <style:style style:name="P5" style:family="paragraph" style:parent-style-name="Standard" style:list-style-name="L2">
      <style:text-properties officeooo:rsid="0016eb6b" officeooo:paragraph-rsid="0016eb6b"/>
    </style:style>
    <style:style style:name="P6" style:family="paragraph" style:parent-style-name="Standard">
      <style:text-properties officeooo:rsid="0017698c" officeooo:paragraph-rsid="0017698c"/>
    </style:style>
    <style:style style:name="P7" style:family="paragraph" style:parent-style-name="Standard" style:list-style-name="L4">
      <style:text-properties officeooo:rsid="0017698c" officeooo:paragraph-rsid="0017698c"/>
    </style:style>
    <style:style style:name="P8" style:family="paragraph" style:parent-style-name="Standard">
      <style:text-properties officeooo:rsid="0017698c" officeooo:paragraph-rsid="0018db5e"/>
    </style:style>
    <style:style style:name="P9" style:family="paragraph" style:parent-style-name="Standard" style:list-style-name="L4">
      <style:text-properties officeooo:rsid="0017a435" officeooo:paragraph-rsid="0017a435"/>
    </style:style>
    <style:style style:name="P10" style:family="paragraph" style:parent-style-name="Standard">
      <style:text-properties officeooo:rsid="0017a435" officeooo:paragraph-rsid="0017a435"/>
    </style:style>
    <style:style style:name="P11" style:family="paragraph" style:parent-style-name="Standard">
      <style:text-properties officeooo:rsid="001aa8d5" officeooo:paragraph-rsid="001aa8d5"/>
    </style:style>
    <style:style style:name="P12" style:family="paragraph" style:parent-style-name="Standard">
      <style:paragraph-properties fo:text-align="start" style:justify-single-word="false"/>
      <style:text-properties officeooo:rsid="001aa8d5" officeooo:paragraph-rsid="001aa8d5"/>
    </style:style>
    <style:style style:name="P13" style:family="paragraph" style:parent-style-name="Standard" style:list-style-name="L6">
      <style:paragraph-properties fo:text-align="start" style:justify-single-word="false"/>
      <style:text-properties officeooo:rsid="001aa8d5" officeooo:paragraph-rsid="001aa8d5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1aa8d5"/>
    </style:style>
    <style:style style:name="P15" style:family="paragraph" style:parent-style-name="Standard">
      <style:text-properties fo:font-weight="bold" officeooo:rsid="0017698c" officeooo:paragraph-rsid="0018db5e" style:font-weight-asian="bold" style:font-weight-complex="bold"/>
    </style:style>
    <style:style style:name="P16" style:family="paragraph" style:parent-style-name="Standard">
      <style:text-properties fo:font-weight="bold" officeooo:rsid="00153007" officeooo:paragraph-rsid="00153007" style:font-weight-asian="bold" style:font-weight-complex="bold"/>
    </style:style>
    <style:style style:name="P17" style:family="paragraph" style:parent-style-name="Standard">
      <style:text-properties fo:font-weight="bold" officeooo:rsid="00147d56" officeooo:paragraph-rsid="00147d56" style:font-weight-asian="bold" style:font-weight-complex="bold"/>
    </style:style>
    <style:style style:name="T1" style:family="text">
      <style:text-properties officeooo:rsid="00151047"/>
    </style:style>
    <style:style style:name="T2" style:family="text">
      <style:text-properties officeooo:rsid="00153007"/>
    </style:style>
    <style:style style:name="T3" style:family="text">
      <style:text-properties officeooo:rsid="0016eb6b"/>
    </style:style>
    <style:style style:name="T4" style:family="text">
      <style:text-properties officeooo:rsid="0017698c"/>
    </style:style>
    <style:style style:name="T5" style:family="text">
      <style:text-properties officeooo:rsid="0018db5e"/>
    </style:style>
    <style:style style:name="T6" style:family="text">
      <style:text-properties officeooo:rsid="001aa8d5"/>
    </style:style>
    <style:style style:name="T7" style:family="text">
      <style:text-properties officeooo:rsid="001bf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SER ACCOUNT ASSIGNING AND MANAGEMENT SOP</text:p>
      <text:p text:style-name="P1"/>
      <text:p text:style-name="P1">User account assigning is the process of identifying and creating <text:s/>unique user<text:span text:style-name="T2">s</text:span> account with specific access levels based on user role.</text:p>
      <text:p text:style-name="P1"/>
      <text:p text:style-name="P1">User account management is the process of adding, removing/<text:span text:style-name="T4">blocking</text:span>,editing and merging user accounts <text:span text:style-name="T1">in a system.</text:span></text:p>
      <text:p text:style-name="P1"/>
      <text:p text:style-name="P2">This document explains the procedures followed in user account assigning and management.</text:p>
      <text:p text:style-name="P2"/>
      <text:p text:style-name="P16">USER ACCOUNT ASSIGNING</text:p>
      <text:list xml:id="list4006741894134760187" text:style-name="L2">
        <text:list-item>
          <text:p text:style-name="P3">Get users list from training SOP</text:p>
          <text:list>
            <text:list-item>
              <text:p text:style-name="P3">First name and Last name</text:p>
            </text:list-item>
          </text:list>
        </text:list-item>
        <text:list-item>
          <text:p text:style-name="P4"><text:span text:style-name="T3">Assign user role</text:span></text:p>
        </text:list-item>
        <text:list-item>
          <text:p text:style-name="P5">Assign user name</text:p>
        </text:list-item>
        <text:list-item>
          <text:p text:style-name="P5">Assign password</text:p>
        </text:list-item>
      </text:list>
      <text:p text:style-name="P6"/>
      <text:p text:style-name="P15">USER MANAGEMENT</text:p>
      <text:p text:style-name="P8"><text:span text:style-name="T5">Identify a super user who will be managing other users within the facility and will be responsible for:</text:span></text:p>
      <text:list xml:id="list5062631384057578130" text:style-name="L4">
        <text:list-item>
          <text:p text:style-name="P7">block user</text:p>
          <text:list>
            <text:list-item>
              <text:p text:style-name="P7">system misuse</text:p>
            </text:list-item>
            <text:list-item>
              <text:p text:style-name="P7">unauthorized user</text:p>
            </text:list-item>
            <text:list-item>
              <text:p text:style-name="P7">transferred user</text:p>
            </text:list-item>
          </text:list>
        </text:list-item>
        <text:list-item>
          <text:p text:style-name="P9">edit user</text:p>
          <text:list>
            <text:list-item>
              <text:p text:style-name="P9">user name, password and user role</text:p>
            </text:list-item>
          </text:list>
        </text:list-item>
        <text:list-item>
          <text:p text:style-name="P9">merge user</text:p>
          <text:list>
            <text:list-item>
              <text:p text:style-name="P9">multiple accounts belonging to one user</text:p>
            </text:list-item>
          </text:list>
        </text:list-item>
      </text:list>
      <text:p text:style-name="P11">A super user need to have the following:</text:p>
      <text:list xml:id="list7622801497457786256" text:style-name="L6">
        <text:list-item>
          <text:p text:style-name="P13">a clear understanding of the system</text:p>
        </text:list-item>
        <text:list-item>
          <text:p text:style-name="P14"><text:span text:style-name="T6"><text:s/>proactive user</text:span></text:p>
        </text:list-item>
        <text:list-item>
          <text:p text:style-name="P13">willing to learn and help others</text:p>
        </text:list-item>
      </text:list>
      <text:p text:style-name="P12"/>
      <text:p text:style-name="P12">NOTE: For further references refer to systems manual user management <text:span text:style-name="T7">e.g EBRs, renewing passwords, OPD, activating users.</text:span></text:p>
      <text:p text:style-name="P10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4:06:42.156596814</meta:creation-date>
    <dc:date>2017-11-02T15:14:04.258108328</dc:date>
    <meta:editing-duration>PT14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76" meta:character-count="1027" meta:non-whitespace-character-count="890"/>
  </office:meta>
</office:document-meta>
</file>